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rsid="0001ebfa" officeooo:paragraph-rsid="0001ebfa"/>
    </style:style>
    <style:style style:name="P2" style:family="paragraph" style:parent-style-name="Text_20_body">
      <style:text-properties officeooo:paragraph-rsid="00027fd9"/>
    </style:style>
    <style:style style:name="P3" style:family="paragraph" style:parent-style-name="graf">
      <style:paragraph-properties fo:margin-left="0in" fo:margin-right="0in" fo:margin-top="0.1945in" fo:margin-bottom="0.1945in" loext:contextual-spacing="false" fo:text-indent="0in" style:auto-text-indent="false" style:writing-mode="lr-tb"/>
    </style:style>
    <style:style style:name="P4" style:family="paragraph" style:parent-style-name="graf">
      <style:paragraph-properties fo:margin-left="0in" fo:margin-right="0in" fo:margin-top="0.1945in" fo:margin-bottom="0.1945in" loext:contextual-spacing="false" fo:text-indent="0in" style:auto-text-indent="false" style:writing-mode="lr-tb"/>
      <style:text-properties fo:font-style="italic" fo:font-weight="bold" officeooo:rsid="00027fd9" officeooo:paragraph-rsid="00027fd9" style:font-style-asian="italic" style:font-weight-asian="bold" style:font-style-complex="italic" style:font-weight-complex="bold"/>
    </style:style>
    <style:style style:name="P5" style:family="paragraph" style:parent-style-name="graf" style:list-style-name="WWNum1">
      <style:paragraph-properties fo:margin-left="0.5in" fo:margin-right="0in" fo:margin-top="0.1945in" fo:margin-bottom="0.1945in" loext:contextual-spacing="false" fo:text-indent="-0.25in" style:auto-text-indent="false" style:writing-mode="lr-tb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1" fo:font-size="11pt" fo:language="en" fo:country="US" style:font-size-asian="11pt" style:language-asian="en" style:country-asian="US" style:font-name-complex="Arial2" style:font-size-complex="11pt" style:language-complex="ar" style:country-complex="SA"/>
    </style:style>
    <style:style style:name="T4" style:family="text">
      <style:text-properties style:font-name="Arial1" fo:font-size="11pt" fo:language="en" fo:country="US" fo:font-style="italic" style:font-size-asian="11pt" style:language-asian="en" style:country-asian="US" style:font-style-asian="italic" style:font-name-complex="Arial2" style:font-size-complex="11pt" style:language-complex="ar" style:country-complex="SA"/>
    </style:style>
    <style:style style:name="T5" style:family="text">
      <style:text-properties style:font-name="Arial1" fo:font-size="11pt" fo:language="en" fo:country="US" fo:font-weight="bold" style:font-size-asian="11pt" style:language-asian="en" style:country-asian="US" style:font-weight-asian="bold" style:font-name-complex="Arial2" style:font-size-complex="11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/></text:p>
      <text:p text:style-name="P1"><text:span text:style-name="T1"/></text:p>
      <text:p text:style-name="P1"><text:span text:style-name="T1">KRITERET PER KATEGORIZIM NE ‘NDERTESAT E PADESHIRUARA’ :</text:span></text:p>
      <text:p text:style-name="Text_20_body"><text:span text:style-name="T1"/></text:p>
      <text:p text:style-name="Text_20_body"><text:bookmark text:name="5438"/><text:span text:style-name="T1">Kriteret që janë përdorur për këtë katëgorizim në</text:span><text:span text:style-name="Emphasis"><text:span text:style-name="T1"> ‘Ndërtesa të padëshiruara’ </text:span></text:span><text:span text:style-name="T1">të një serie ndërtesash, të tipologjive të ndryshme nga banesa tip vile e vepra të karakterit publik, kanë qenë:</text:span></text:p>
      <text:p text:style-name="Text_20_body"><text:bookmark text:name="3c61"/><text:span text:style-name="T2">a. </text:span><text:span text:style-name="T1">Ndërtesa që mbartin një vlerë të ndjeshme </text:span><text:span text:style-name="Strong_20_Emphasis"><text:span text:style-name="T1">historike dhe arkitektonike</text:span></text:span><text:span text:style-name="T1">( dëshmitare te zhvillimit social dhe ekonomik të Tiranës ndër vite, të zhvillimit organik urban të saj si qytet, dëshmitare të materialeve, teknikave e mënyrave të ndërtimit të kohës).</text:span><text:span text:style-name="Emphasis"><text:span text:style-name="T1">psh. Vilat urbane të realizuara gjatë pushtimit fashist, Banesat popullore te realizuara me mjeshtër etj.</text:span></text:span></text:p>
      <text:p text:style-name="Text_20_body"><text:span text:style-name="Emphasis"><text:span text:style-name="T1"/></text:span></text:p>
      <text:p text:style-name="Text_20_body"><text:bookmark text:name="3b99"/><text:span text:style-name="T2">b.</text:span><text:span text:style-name="T1"> Ndërtesa që janë pjesë e </text:span><text:span text:style-name="Strong_20_Emphasis"><text:span text:style-name="T1">identitetit</text:span></text:span><text:span text:style-name="T1"> dhe </text:span><text:span text:style-name="Strong_20_Emphasis"><text:span text:style-name="T1">memories kolektive</text:span></text:span><text:span text:style-name="T1"> të qytetit të Tiranës. </text:span><text:span text:style-name="Emphasis"><text:span text:style-name="T1">psh. Ish kinema ‘17 Nëntori’, Ish ‘Ekspozita Shqiperia Sot’, Kombinati Tekstil ‘Stalin’ etj.</text:span></text:span></text:p>
      <text:p text:style-name="Text_20_body"><text:span text:style-name="Emphasis"><text:span text:style-name="T1"/></text:span></text:p>
      <text:p text:style-name="Text_20_body"><text:bookmark text:name="3cb5"/><text:span text:style-name="T2">c.</text:span><text:span text:style-name="T1"> Ndërtesa </text:span><text:span text:style-name="Strong_20_Emphasis"><text:span text:style-name="T1">të rrezikuara</text:span></text:span><text:span text:style-name="T1"> në një gjëndje aktuale të mjeruar, jo-funksionale në prag shkatërrimi, të lëna në mëshirë të fatit /si dhe ato për të cilat është marë vendimi për shkatërrim, panvaresisht vlerave të tyre si ndërtese apo faktit që gezojnë nje status ‘Monumenti kulture’.</text:span><text:span text:style-name="Emphasis"><text:span text:style-name="T1">psh.Ish- Radio Tirana, Vila ne Rrugën Xhorxhi Martini etj.</text:span></text:span></text:p>
      <text:p text:style-name="Text_20_body"><text:span text:style-name="Emphasis"><text:span text:style-name="T1"/></text:span></text:p>
      <text:p text:style-name="Text_20_body"><text:bookmark text:name="3d37"/><text:span text:style-name="T2">d. </text:span><text:span text:style-name="T1">Ndërtesa </text:span><text:span text:style-name="Strong_20_Emphasis"><text:span text:style-name="T1">të shkatërruara</text:span></text:span><text:span text:style-name="T1"> (panvaresisht vlerave të tyre) të sakrifikuara për ti dhenë jetë nje projekti të ri (në më të shumtën e rasteve ndërtese shumëkatëshe polifunksionale, të kontestueshme në shumë plane). </text:span><text:span text:style-name="Emphasis"><text:span text:style-name="T1">psh. Stadiumi Qemal Stafa, Muzeu I Shkencave të Natyres, Ish kinema ’17 Nëntori</text:span></text:span><text:span text:style-name="T1">’.</text:span></text:p>
      <text:p text:style-name="Text_20_body"><text:span text:style-name="T1"/></text:p>
      <text:p text:style-name="P2"><text:span text:style-name="T1">E gjithë ky kategorizim I godinave , që nuk përbën një kategorizim rigid e të prerë, mbështetet normalisht mbi vlerën që këto ndërtesa mbartin ne kontekstin historik, arkitektonik, dëshmisë mbi teknikat e ndërtimit të kohës etj.</text:span></text:p>
      <text:p text:style-name="P3"><text:span text:style-name="T3"/></text:p>
      <text:p text:style-name="P4"><text:span text:style-name="T3">English below:</text:span></text:p>
      <text:p text:style-name="P3"><text:span text:style-name="T3">The criterias used for the categorization in ‘</text:span><text:span text:style-name="T4">The undesired buildings’ </text:span><text:span text:style-name="T3">of some of the buildings, of different typologies from <text:s/>residential dwellings, villas to public buildings, have been as follow:</text:span></text:p>
      <text:list xml:id="list2988788124" text:style-name="WWNum1">
        <text:list-item>
          <text:p text:style-name="P5"><text:span text:style-name="T3">Buildings that have a considerable historical and architectural value (testimonials of the social and economic development of Tirana through the years, of its organic, urban <text:s/>development as </text:span><text:soft-page-break/><text:span text:style-name="T3">a city, testimonial <text:s/>of the materials and building technics in different times.) for exmpl. </text:span><text:span text:style-name="T4">The urban Villas</text:span><text:span text:style-name="T3"> </text:span><text:span text:style-name="T4">realized during the fashist occupation, Traditional vernacular dwellings realized with masters and not architects etc.</text:span></text:p>
        </text:list-item>
        <text:list-item>
          <text:p text:style-name="P5"><text:span text:style-name="T3">Buildings that are part of the collective memory and Identity of the city of Tirana. </text:span><text:span text:style-name="T4">For.exmpl. The former Cinema ’17 Nentori’, The former ‘Ekspozita shqiperia sot’, Kombinati Textil ‘stalin’ etc.</text:span></text:p>
        </text:list-item>
        <text:list-item>
          <text:p text:style-name="P5"><text:span text:style-name="T5">Endangered</text:span><text:span text:style-name="T3"> Buildings in a current miserable condition, not functional on the verge of destruction, left to the course of nature/ also including those ones that are planned to be demolished, despite their value as buildings or despite the fact of having the status of </text:span><text:span text:style-name="T4">‘Monument of culture ‘.for.exmp.The villa of the former Radio Tirana, Villa on Rruga Xhorxhi Martini etc.</text:span></text:p>
        </text:list-item>
        <text:list-item>
          <text:p text:style-name="P5"><text:span text:style-name="T5">Demolished </text:span><text:span text:style-name="T3">buildings (despite their value) sacrificed to give life to e new project( in most of the cases a multi-storey polifunctional building, contested on many levels).</text:span><text:span text:style-name="T4">for.exmpl. ‘Qemal Stafa’ Stadium, Nature Science Muzeum, The former Cinema ‘17Nentori’.</text:span></text:p>
        </text:list-item>
      </text:list>
      <text:p text:style-name="P3"><text:span text:style-name="T3"/></text:p>
      <text:p text:style-name="P3"><text:span text:style-name="T3">It’s important to specify that this categorisation is not a strict, rigid one, it’s built upon the existing value of these buildings, therefore is important to talk about the notion of the value of an architectural creation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graf" style:family="paragraph" style:parent-style-name="Standard" style:default-outline-level="">
      <style:paragraph-properties fo:margin-top="0.0693in" fo:margin-bottom="0.0693in" loext:contextual-spacing="false" fo:text-align="start" style:justify-single-word="false" fo:orphans="2" fo:widows="2" style:vertical-align="auto"/>
      <style:text-properties fo:font-size="12pt" fo:language="en" fo:country="US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11pt" fo:font-weight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0:42:47.922000000</meta:creation-date>
    <dc:date>2019-02-04T20:52:49.068000000</dc:date>
    <meta:editing-duration>PT10M2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14" meta:word-count="509" meta:character-count="3333" meta:non-whitespace-character-count="2838"/>
  </office:meta>
</office:document-meta>
</file>